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ject schedule</text:span></text:p>
      <text:p text:style-name="P1"><text:span text:style-name="T1">Research:</text:span></text:p>
      <text:p text:style-name="P1"><text:span text:style-name="T1">Document dream project</text:span></text:p>
      <text:p text:style-name="P1"><text:span text:style-name="T1">Confer with different types of therapists </text:span></text:p>
      <text:p text:style-name="P1"><text:span text:style-name="T1">Decide official phobias to use</text:span></text:p>
      <text:p text:style-name="P1"><text:span text:style-name="T1">Deep research</text:span></text:p>
      <text:p text:style-name="P1"><text:span text:style-name="T1">Prototyping:</text:span></text:p>
      <text:p text:style-name="P1"><text:span text:style-name="T1">Proof of concept</text:span></text:p>
      <text:p text:style-name="P1"><text:span text:style-name="T1">Whiteboxing</text:span></text:p>
      <text:p text:style-name="P1"><text:span text:style-name="T1">UI - Buttons, Title Page, scroll bars</text:span></text:p>
      <text:p text:style-name="P1"><text:span text:style-name="T1">Scratch code </text:span></text:p>
      <text:p text:style-name="P1"><text:span text:style-name="T1">Prototype one phobia</text:span></text:p>
      <text:p text:style-name="P1"><text:span text:style-name="T1">Play test</text:span></text:p>
      <text:p text:style-name="P1"><text:span text:style-name="T1">Preproduction:</text:span></text:p>
      <text:p text:style-name="P1"><text:span text:style-name="T1">Create initial Assets</text:span></text:p>
      <text:p text:style-name="P1"><text:span text:style-name="T1">Establish levels of Exposure for each </text:span></text:p>
      <text:p text:style-name="P1"><text:span text:style-name="T1">Rig Assets and Animate</text:span></text:p>
      <text:p text:style-name="P1"><text:span text:style-name="T1">Play test UI and animations</text:span></text:p>
      <text:p text:style-name="P1"><text:span text:style-name="T1">Production:</text:span></text:p>
      <text:p text:style-name="P1"><text:span text:style-name="T1">Begin to Assemble - Stablize UI, Input objects and animations</text:span></text:p>
      <text:p text:style-name="P1"><text:span text:style-name="T1">Finalize Code for each Level</text:span></text:p>
      <text:p text:style-name="P1"><text:span text:style-name="T1">Problem solve different levels of exposure</text:span></text:p>
      <text:p text:style-name="P1"><text:span text:style-name="T1">"Graduated" animation</text:span></text:p>
      <text:p text:style-name="P1"><text:span text:style-name="T1">Post:</text:span></text:p>
      <text:p text:style-name="P1"><text:span text:style-name="T1">Take/show to different therapists</text:span></text:p>
      <text:p text:style-name="P1"><text:span text:style-name="T1"/></text:p>
      <text:p text:style-name="P1"><text:span text:style-name="T1">Assets</text:span></text:p>
      <text:p text:style-name="P1"><text:span text:style-name="T1">UI:</text:span></text:p>
      <text:p text:style-name="P1"><text:span text:style-name="T1">Buttons - Select phobia, Select Level, Start, Pause</text:span></text:p>
      <text:p text:style-name="P1"><text:span text:style-name="T1">Objects:</text:span></text:p>
      <text:p text:style-name="P1"><text:span text:style-name="T1">Phobias - Spider, Snake, Shark (Rigged, textured, animated)</text:span></text:p>
      <text:p text:style-name="P1"><text:span text:style-name="T1">Shelf - PTSD sounds, VFXs, </text:span></text:p>
      <text:p text:style-name="P1"><text:span text:style-name="T1"/></text:p>
      <text:p text:style-name="P1"><text:a xlink:href="https://www.the9mmberetta.com/get-iridescent-effect-photoshop/"><text:span text:style-name="T2">https://www.the9mmberetta.com/get-iridescent-effect-photoshop/</text:span></text:a><text:span text:style-name="T3"><text:s/>(For Bird)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